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8a6c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f38a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8a6c" officeooo:paragraph-rsid="000a8a6c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b6f89" officeooo:paragraph-rsid="000b6f89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2c051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a77cf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85848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bf6d7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0da30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782ae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f8d38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19d658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22c051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2bf6d7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30da30" style:font-size-asian="14pt" style:font-size-complex="14pt"/>
    </style:style>
    <style:style style:name="P3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f2b9e" officeooo:paragraph-rsid="002f2b9e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4527ea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4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47b93" officeooo:paragraph-rsid="0016540a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2bf6d7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30da30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3dbed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5094da" officeooo:paragraph-rsid="005094da" style:font-size-asian="14pt" style:font-size-complex="14pt"/>
    </style:style>
    <style:style style:name="P6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italic" officeooo:rsid="003f8d38" officeooo:paragraph-rsid="003f8d38" style:font-size-asian="14pt" style:font-style-asian="italic" style:font-size-complex="14pt" style:font-style-complex="italic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7f2bb" officeooo:paragraph-rsid="0007f2bb" style:font-size-asian="12.25pt" style:font-size-complex="14pt"/>
    </style:style>
    <style:style style:name="P6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7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0b6f89" style:font-size-asian="14pt" style:font-style-asian="normal" style:font-size-complex="14pt" style:font-style-complex="normal"/>
    </style:style>
    <style:style style:name="P7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7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147b93" officeooo:paragraph-rsid="003f8d38" style:font-size-asian="12.25pt" style:font-style-asian="normal" style:font-size-complex="14pt" style:font-style-complex="normal"/>
    </style:style>
    <style:style style:name="P7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fo:language="ru" fo:country="RU" fo:font-style="normal" officeooo:rsid="00434388" officeooo:paragraph-rsid="00424fe3" style:font-size-asian="12.25pt" style:font-style-asian="normal" style:font-size-complex="14pt" style:font-style-complex="normal"/>
    </style:style>
    <style:style style:name="P77" style:family="paragraph" style:parent-style-name="Standard">
      <style:paragraph-properties fo:margin-left="0.508cm" fo:margin-right="0.529cm" fo:line-height="200%" fo:text-indent="0cm" style:auto-text-indent="false"/>
    </style:style>
    <style:style style:name="P78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9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9d658" officeooo:paragraph-rsid="0019d658" style:font-size-asian="14pt" style:font-size-complex="14pt"/>
    </style:style>
    <style:style style:name="P80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5094da" officeooo:paragraph-rsid="005094da" style:font-size-asian="14pt" style:font-size-complex="14pt"/>
    </style:style>
    <style:style style:name="P81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officeooo:rsid="000e8834" officeooo:paragraph-rsid="000d051e" style:font-size-asian="12.25pt" style:font-size-complex="14pt"/>
    </style:style>
    <style:style style:name="P82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style:text-position="0% 100%" fo:font-size="14pt" fo:language="ru" fo:country="RU" officeooo:rsid="0017e02d" officeooo:paragraph-rsid="002f2b9e" style:font-size-asian="14pt" style:font-size-complex="14pt"/>
    </style:style>
    <style:style style:name="P83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84" style:family="paragraph">
      <style:paragraph-properties style:writing-mode="lr-tb"/>
    </style:style>
    <style:style style:name="P85" style:family="paragraph">
      <style:paragraph-properties fo:text-align="center" style:writing-mode="lr-tb"/>
      <style:text-properties fo:font-size="24pt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88" style:family="paragraph">
      <style:paragraph-properties fo:text-align="center">
        <style:tab-stops/>
      </style:paragraph-properties>
    </style:style>
    <style:style style:name="P89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90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5f38a" style:font-size-asian="12.25pt" style:font-size-complex="14pt"/>
    </style:style>
    <style:style style:name="T2" style:family="text">
      <style:text-properties fo:font-size="14pt" officeooo:rsid="0007f2bb" style:font-size-asian="12.25pt" style:font-size-complex="14pt"/>
    </style:style>
    <style:style style:name="T3" style:family="text">
      <style:text-properties fo:font-size="14pt" officeooo:rsid="0051e078" style:font-size-asian="12.25pt" style:font-size-complex="14pt"/>
    </style:style>
    <style:style style:name="T4" style:family="text">
      <style:text-properties fo:font-size="14pt" fo:language="en" fo:country="US" officeooo:rsid="0007f2bb" style:font-size-asian="12.25pt" style:font-size-complex="14pt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6540a" style:font-style-asian="italic" style:font-style-complex="italic"/>
    </style:style>
    <style:style style:name="T7" style:family="text">
      <style:text-properties fo:language="en" fo:country="US" officeooo:rsid="00147b93"/>
    </style:style>
    <style:style style:name="T8" style:family="text">
      <style:text-properties fo:language="en" fo:country="US" officeooo:rsid="003cca83"/>
    </style:style>
    <style:style style:name="T9" style:family="text">
      <style:text-properties fo:language="en" fo:country="US" officeooo:rsid="004527ea"/>
    </style:style>
    <style:style style:name="T10" style:family="text">
      <style:text-properties fo:language="en" fo:country="US" officeooo:rsid="004c837f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officeooo:rsid="0016540a"/>
    </style:style>
    <style:style style:name="T14" style:family="text">
      <style:text-properties style:text-position="sub 58%" fo:language="ru" fo:country="RU"/>
    </style:style>
    <style:style style:name="T15" style:family="text">
      <style:text-properties style:text-position="sub 58%" fo:language="ru" fo:country="RU" fo:font-style="italic" style:font-size-asian="14pt" style:font-style-asian="italic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italic" officeooo:rsid="00168030" style:font-style-asian="italic" style:font-style-complex="italic"/>
    </style:style>
    <style:style style:name="T18" style:family="text">
      <style:text-properties style:text-position="sub 58%" fo:font-style="italic" officeooo:rsid="003caebe" style:font-style-asian="italic" style:font-style-complex="italic"/>
    </style:style>
    <style:style style:name="T19" style:family="text">
      <style:text-properties style:text-position="sub 58%" officeooo:rsid="000a8a6c"/>
    </style:style>
    <style:style style:name="T20" style:family="text">
      <style:text-properties fo:font-style="italic" officeooo:rsid="0016540a" style:font-style-asian="italic" style:font-style-complex="italic"/>
    </style:style>
    <style:style style:name="T21" style:family="text">
      <style:text-properties fo:font-style="italic" officeooo:rsid="000a8a6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b0c20"/>
    </style:style>
    <style:style style:name="T24" style:family="text">
      <style:text-properties fo:language="ru" fo:country="RU" officeooo:rsid="0022c051"/>
    </style:style>
    <style:style style:name="T25" style:family="text">
      <style:text-properties fo:language="ru" fo:country="RU" officeooo:rsid="000a8a6c"/>
    </style:style>
    <style:style style:name="T26" style:family="text">
      <style:text-properties fo:language="ru" fo:country="RU" officeooo:rsid="0040dff9"/>
    </style:style>
    <style:style style:name="T27" style:family="text">
      <style:text-properties fo:language="ru" fo:country="RU" officeooo:rsid="004f1f5d"/>
    </style:style>
    <style:style style:name="T28" style:family="text">
      <style:text-properties fo:language="ru" fo:country="RU" officeooo:rsid="005094da"/>
    </style:style>
    <style:style style:name="T29" style:family="text">
      <style:text-properties style:text-position="0% 100%"/>
    </style:style>
    <style:style style:name="T30" style:family="text">
      <style:text-properties style:text-position="0% 100%" fo:language="ru" fo:country="RU"/>
    </style:style>
    <style:style style:name="T31" style:family="text">
      <style:text-properties style:text-position="0% 100%" fo:language="ru" fo:country="RU" fo:font-style="normal" style:font-style-asian="normal" style:font-style-complex="normal"/>
    </style:style>
    <style:style style:name="T32" style:family="text">
      <style:text-properties style:text-position="0% 100%" fo:language="ru" fo:country="RU" fo:font-style="normal" officeooo:rsid="000d051e" style:font-style-asian="normal" style:font-style-complex="normal"/>
    </style:style>
    <style:style style:name="T33" style:family="text">
      <style:text-properties style:text-position="0% 100%" fo:language="ru" fo:country="RU" fo:font-style="normal" officeooo:rsid="0013ae40" style:font-style-asian="normal" style:font-style-complex="normal"/>
    </style:style>
    <style:style style:name="T34" style:family="text">
      <style:text-properties style:text-position="0% 100%" fo:language="ru" fo:country="RU" officeooo:rsid="000a8a6c"/>
    </style:style>
    <style:style style:name="T35" style:family="text">
      <style:text-properties style:text-position="0% 100%" fo:language="ru" fo:country="RU" officeooo:rsid="00168030"/>
    </style:style>
    <style:style style:name="T36" style:family="text">
      <style:text-properties style:text-position="0% 100%" fo:language="ru" fo:country="RU" officeooo:rsid="00170949"/>
    </style:style>
    <style:style style:name="T37" style:family="text">
      <style:text-properties style:text-position="0% 100%" fo:language="ru" fo:country="RU" officeooo:rsid="000b6f89"/>
    </style:style>
    <style:style style:name="T38" style:family="text">
      <style:text-properties style:text-position="0% 100%" officeooo:rsid="000b6f89"/>
    </style:style>
    <style:style style:name="T39" style:family="text">
      <style:text-properties style:text-position="0% 100%" fo:language="en" fo:country="US" fo:font-style="italic" officeooo:rsid="000b6f89" style:font-size-asian="14pt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/>
    </style:style>
    <style:style style:name="T41" style:family="text">
      <style:text-properties style:text-position="0% 100%" fo:language="en" fo:country="US" fo:font-style="normal" style:font-size-asian="12.25pt" style:font-style-asian="normal" style:font-style-complex="normal"/>
    </style:style>
    <style:style style:name="T42" style:family="text">
      <style:text-properties style:text-position="0% 100%" fo:font-style="normal" style:font-style-asian="normal" style:font-style-complex="normal"/>
    </style:style>
    <style:style style:name="T43" style:family="text">
      <style:text-properties style:text-position="0% 100%" fo:font-style="normal" officeooo:rsid="000d051e" style:font-style-asian="normal" style:font-style-complex="normal"/>
    </style:style>
    <style:style style:name="T44" style:family="text">
      <style:text-properties style:text-position="0% 100%" fo:font-style="normal" style:font-size-asian="12.25pt" style:font-style-asian="normal" style:font-style-complex="normal"/>
    </style:style>
    <style:style style:name="T45" style:family="text">
      <style:text-properties style:text-position="0% 100%" fo:font-style="normal" officeooo:rsid="000e8834" style:font-size-asian="12.25pt" style:font-style-asian="normal" style:font-style-complex="normal"/>
    </style:style>
    <style:style style:name="T46" style:family="text">
      <style:text-properties style:text-position="0% 100%" fo:font-style="normal" officeooo:rsid="00147b93" style:font-size-asian="12.25pt" style:font-style-asian="normal" style:font-style-complex="normal"/>
    </style:style>
    <style:style style:name="T47" style:family="text">
      <style:text-properties style:text-position="0% 100%" fo:font-style="normal" officeooo:rsid="00434388" style:font-size-asian="12.25pt" style:font-style-asian="normal" style:font-style-complex="normal"/>
    </style:style>
    <style:style style:name="T48" style:family="text">
      <style:text-properties style:text-position="0% 100%" fo:font-style="normal" officeooo:rsid="00443eb5" style:font-size-asian="12.25pt" style:font-style-asian="normal" style:font-style-complex="normal"/>
    </style:style>
    <style:style style:name="T49" style:family="text">
      <style:text-properties style:text-position="0% 100%" fo:font-style="normal" officeooo:rsid="004454fa" style:font-size-asian="12.25pt" style:font-style-asian="normal" style:font-style-complex="normal"/>
    </style:style>
    <style:style style:name="T50" style:family="text">
      <style:text-properties style:text-position="0% 100%" fo:font-style="normal" officeooo:rsid="004527ea" style:font-size-asian="12.25pt" style:font-style-asian="normal" style:font-style-complex="normal"/>
    </style:style>
    <style:style style:name="T51" style:family="text">
      <style:text-properties style:text-position="0% 100%" officeooo:rsid="0016540a"/>
    </style:style>
    <style:style style:name="T52" style:family="text">
      <style:text-properties style:text-position="0% 100%" officeooo:rsid="00168030"/>
    </style:style>
    <style:style style:name="T53" style:family="text">
      <style:text-properties style:text-position="0% 100%" officeooo:rsid="00170949"/>
    </style:style>
    <style:style style:name="T54" style:family="text">
      <style:text-properties style:text-position="0% 100%" officeooo:rsid="0017e02d"/>
    </style:style>
    <style:style style:name="T55" style:family="text">
      <style:text-properties style:text-position="0% 100%" officeooo:rsid="0018cd62"/>
    </style:style>
    <style:style style:name="T56" style:family="text">
      <style:text-properties style:text-position="0% 100%" officeooo:rsid="0019d658"/>
    </style:style>
    <style:style style:name="T57" style:family="text">
      <style:text-properties style:text-position="0% 100%" officeooo:rsid="00258c0a"/>
    </style:style>
    <style:style style:name="T58" style:family="text">
      <style:text-properties officeooo:rsid="000e8834"/>
    </style:style>
    <style:style style:name="T59" style:family="text">
      <style:text-properties officeooo:rsid="0013ae40"/>
    </style:style>
    <style:style style:name="T60" style:family="text">
      <style:text-properties officeooo:rsid="00147b93"/>
    </style:style>
    <style:style style:name="T61" style:family="text">
      <style:text-properties officeooo:rsid="0016540a"/>
    </style:style>
    <style:style style:name="T62" style:family="text">
      <style:text-properties officeooo:rsid="001cd23c"/>
    </style:style>
    <style:style style:name="T63" style:family="text">
      <style:text-properties officeooo:rsid="0022c051"/>
    </style:style>
    <style:style style:name="T64" style:family="text">
      <style:text-properties officeooo:rsid="00258c0a"/>
    </style:style>
    <style:style style:name="T65" style:family="text">
      <style:text-properties officeooo:rsid="00297355"/>
    </style:style>
    <style:style style:name="T66" style:family="text">
      <style:text-properties officeooo:rsid="004527ea"/>
    </style:style>
    <style:style style:name="T67" style:family="text">
      <style:text-properties officeooo:rsid="004c837f"/>
    </style:style>
    <style:style style:name="T6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4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2" draw:z-index="4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5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3" draw:z-index="16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6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4" draw:z-index="3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7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5" draw:z-index="31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8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draw:g text:anchor-type="page" text:anchor-page-number="6" draw:z-index="36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8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8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8">№ </text:span><text:span text:style-name="T68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8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8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8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9">19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70">КР-АПИ(Ф)НГТУ-210200.65-(АВР09-1)-08-13</text:span></text:p>
          </draw:text-box>
        </draw:frame>
      </draw:g>
      <text:p text:style-name="P78"/>
      <text:p text:style-name="P77"><text:tab/><text:span text:style-name="T1">5 </text:span><text:span text:style-name="T3">Геометрический расчет резисторов и р</text:span><text:span text:style-name="T1">азработка топологии</text:span></text:p>
      <text:p text:style-name="P6"><text:tab/>5.1 Геометрический расчет резисторов</text:p>
      <text:p text:style-name="P1"><text:span text:style-name="T1"><text:tab/></text:span><text:span text:style-name="T2">Определим коэффициент формы резисторов по следующей формуле:</text:span></text:p>
      <text:p text:style-name="P3"><text:span text:style-name="T2"><draw:frame draw:style-name="fr1" draw:name="Объект1" text:anchor-type="as-char" svg:y="-0.683cm" svg:width="1.806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text:tab/><text:tab/><text:tab/><text:tab/></text:span><text:span text:style-name="T4">(5.1)</text:span></text:p>
      <text:p text:style-name="P61"><text:tab/>Подставив численные значения для каждого резистора получим:</text:p>
      <text:p text:style-name="P2"><draw:frame draw:style-name="fr1" draw:name="Объект2" text:anchor-type="as-char" svg:y="-0.621cm" svg:width="3.42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621cm" svg:width="3.203cm" svg:height="1cm" draw:z-index="49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4" text:anchor-type="as-char" svg:y="-0.621cm" svg:width="2.785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0.621cm" svg:width="3.344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21cm" svg:width="2.997cm" svg:height="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tab/>При значении коэффициента формы от 0,1 до 1 конструируется резистор прямоугольной формы, у которого длина меньше ширины. При значении коэффициента формы от 1 до 10 рекомендуется конструировать резистор прямоугольной формы, а при значении коэффициента формы больше 10 <text:s/>– резистор сложной формы.</text:p>
      <text:p text:style-name="P7"><text:tab/>Рас<text:span text:style-name="T65">с</text:span>читаем геометрию каждого резистора:</text:p>
      <text:p text:style-name="P7"><text:tab/>1) Резистор <text:span text:style-name="T5">R</text:span><text:span text:style-name="T12">1</text:span><text:span text:style-name="T11"> </text:span><text:span text:style-name="T29">имеет </text:span><text:span text:style-name="T52">значение </text:span><text:span text:style-name="T29">коэффициент</text:span><text:span text:style-name="T52">а</text:span><text:span text:style-name="T29"> формы менее единицы, следовательно, выполним его прямоугольн</text:span><text:span text:style-name="T53">ым</text:span><text:span text:style-name="T29">, </text:span><text:span text:style-name="T53">причем </text:span><text:span text:style-name="T29">длина </text:span><text:span text:style-name="T53">резистора </text:span><text:span text:style-name="T29">меньше ширины. В первую очередь определим длину резистора </text:span><text:span text:style-name="T38">по формуле (5.2)</text:span><text:span text:style-name="T29">:</text:span></text:p>
      <text:p text:style-name="P8"><text:span text:style-name="T29"><draw:frame draw:style-name="fr1" draw:name="Объект7" text:anchor-type="as-char" svg:y="-0.377cm" svg:width="4.736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9">, где<text:tab/><text:tab/><text:tab/><text:tab/>(5.2)</text:span></text:p>
      <text:p text:style-name="P62"><text:span text:style-name="T29">l</text:span><text:span text:style-name="T14">техн</text:span><text:span text:style-name="T30"> – </text:span><text:span text:style-name="T31">минимальная длина резистора, определяемая разрешающей способностью выбранного метода формирования конфигурации (для фотолитографии минимальная длина равна 0,1 мм); </text:span><text:span text:style-name="T31"><draw:frame draw:style-name="fr1" draw:name="Объект8" text:anchor-type="as-char" svg:y="-0.377cm" svg:width="4.237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1">– минимальная длина резистора, при которой обеспечивается заданная точность (для фотолитографии </text:span><text:span text:style-name="T31"><draw:frame draw:style-name="fr1" draw:name="Объект9" text:anchor-type="as-char" svg:y="-0.377cm" svg:width="0.566cm" svg:height="0.47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1">и </text:span><text:span text:style-name="T31"><draw:frame draw:style-name="fr1" draw:name="Объект10" text:anchor-type="as-char" svg:y="-0.377cm" svg:width="0.637cm" svg:height="0.47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равны 0,</text:span><text:span text:style-name="T33">0</text:span><text:span text:style-name="T31">1 мм); </text:span><text:span text:style-name="T31"><draw:frame draw:style-name="fr1" draw:name="Объект11" text:anchor-type="as-char" svg:y="-0.416cm" svg:width="2.771cm" svg:height="0.57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1">– минимальная длина резистора, при которой рассеивается заданная мощность. </text:span><text:span text:style-name="T32">В итоге получим:</text:span></text:p>
      <text:p text:style-name="P63"><text:span text:style-name="T32"><draw:frame draw:style-name="fr1" draw:name="Объект12" text:anchor-type="as-char" svg:y="-0.377cm" svg:width="7.11cm" svg:height="0.53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2"><draw:frame draw:style-name="fr1" draw:name="Объект13" text:anchor-type="as-char" svg:y="-0.415cm" svg:width="5.343cm" svg:height="0.56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3"><draw:frame draw:style-name="fr1" draw:name="Объект14" text:anchor-type="as-char" svg:y="-0.377cm" svg:width="7.124cm" svg:height="0.53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За длину резистора принимаем ближайшее к <text:span text:style-name="T39">l</text:span><text:span text:style-name="T15">расч</text:span> значение, кратное <text:span text:style-name="T59">шагу координатной сетки (0,1мм) – 0</text:span>,<text:span text:style-name="T8">5</text:span> мм. <text:s/><text:span text:style-name="T58">Расчетную ширину резистора определим по формуле (5.3):</text:span></text:p>
      <text:p text:style-name="P5"><text:span text:style-name="T58"><draw:frame draw:style-name="fr1" draw:name="Объект15" text:anchor-type="as-char" svg:y="-0.377cm" svg:width="2.221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8"><text:tab/><text:tab/><text:tab/><text:tab/><text:tab/>(5.3)</text:span></text:p>
      <text:p text:style-name="P81"/>
      <text:p text:style-name="P68">Подставив численные значения получим:</text:p>
      <text:p text:style-name="P70"><draw:frame draw:style-name="fr1" draw:name="Объект16" text:anchor-type="as-char" svg:y="-0.377cm" svg:width="5.131cm" svg:height="0.53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8">Принимаем <text:span text:style-name="T22">ширину резистора равной </text:span><text:span text:style-name="T23">1</text:span><text:span text:style-name="T22">,</text:span><text:span text:style-name="T8">3</text:span><text:span text:style-name="T22"> мм. </text:span><text:span text:style-name="T24">Для метода двойной фотолитографии </text:span><text:span text:style-name="T24"><draw:frame draw:style-name="fr1" draw:name="Объект39" text:anchor-type="as-char" svg:y="-0.377cm" svg:width="1.363cm" svg:height="0.533cm" draw:z-index="5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2">Далее определим площадь </text:span><text:span text:style-name="T24">резистора </text:span><text:span text:style-name="T22">(5.</text:span><text:span text:style-name="T24">4</text:span><text:span text:style-name="T22">):</text:span></text:p>
      <text:p text:style-name="P72"><text:span text:style-name="T22"><draw:frame draw:style-name="fr1" draw:name="Объект18" text:anchor-type="as-char" svg:y="-0.377cm" svg:width="1.838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2"><text:tab/><text:tab/><text:tab/><text:tab/><text:tab/><text:tab/>(5.</text:span><text:span text:style-name="T24">4</text:span><text:span text:style-name="T22">)</text:span></text:p>
      <text:p text:style-name="P9">Подставив численные значение получим:</text:p>
      <text:p text:style-name="P11"><draw:frame draw:style-name="fr1" draw:name="Объект20" text:anchor-type="as-char" svg:y="-0.437cm" svg:width="5.15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9"><text:tab/>Для проверки определим действительную удельную мощность (5.<text:span text:style-name="T63">5</text:span>), <text:s/>погрешность резистора (5.<text:span text:style-name="T63">6</text:span>):</text:p>
      <text:p text:style-name="P13"><draw:frame draw:style-name="fr1" draw:name="Объект21" text:anchor-type="as-char" svg:y="-0.437cm" svg:width="2.572cm" svg:height="0.593cm" draw:z-index="20"><draw:object xlink:href="./Object 21" xlink:type="simple" xlink:show="embed" xlink:actuate="onLoad"/><draw:image xlink:href="./ObjectReplacements/Object 21" xlink:type="simple" xlink:show="embed" xlink:actuate="onLoad"/></draw:frame><text:tab/><text:tab/><text:tab/><text:tab/><text:tab/>(5.<text:span text:style-name="T63">5</text:span>)</text:p>
      <text:p text:style-name="P19"><draw:frame draw:style-name="fr1" draw:name="Объект22" text:anchor-type="as-char" svg:y="-0.437cm" svg:width="10.656cm" svg:height="0.59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3"><draw:frame draw:style-name="fr1" draw:name="Объект23" text:anchor-type="as-char" svg:y="-0.437cm" svg:width="4.897cm" svg:height="0.63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(5.<text:span text:style-name="T63">6</text:span>)</text:p>
      <text:p text:style-name="P19"><draw:frame draw:style-name="fr1" draw:name="Объект24" text:anchor-type="as-char" svg:y="-0.437cm" svg:width="10.71cm" svg:height="0.6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<text:tab/><text:span text:style-name="T60">Также суммарная погрешность не должна превышать допуска </text:span><text:span text:style-name="T7">(</text:span><text:span text:style-name="T7"><draw:frame draw:style-name="fr1" draw:name="Объект26" text:anchor-type="as-char" svg:y="-0.377cm" svg:width="1.843cm" svg:height="0.533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7">)</text:span><text:span text:style-name="T60">:</text:span></text:p>
      <text:p text:style-name="P47"><draw:frame draw:style-name="fr1" draw:name="Объект25" text:anchor-type="as-char" svg:y="-0.437cm" svg:width="12.719cm" svg:height="0.63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<text:span text:style-name="T61"><text:tab/>2) <text:s/>Резистор </text:span><text:span text:style-name="T6">R</text:span><text:span text:style-name="T17">2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53">единицы, но менее десяти. Следовательно, резистор выполним прямоугольным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14"><text:span text:style-name="T54"><draw:frame draw:style-name="fr1" draw:name="Объект27" text:anchor-type="as-char" svg:y="-0.377cm" svg:width="5.017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4">, </text:span><text:span text:style-name="T56">где</text:span><text:span text:style-name="T54"><text:tab/><text:tab/><text:tab/></text:span><text:span text:style-name="T56">(5.</text:span><text:span text:style-name="T57">7</text:span><text:span text:style-name="T56">)</text:span></text:p>
      <text:p text:style-name="P17"><text:span text:style-name="T60"><draw:frame draw:style-name="fr1" draw:name="Объект28" text:anchor-type="as-char" svg:y="-0.377cm" svg:width="0.97cm" svg:height="0.533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60">– минимальная ширина резистора, определяемая возможностями технологического процесса (для фотолитографии 0,1 мм); </text:span><text:span text:style-name="T60"><draw:frame draw:style-name="fr1" draw:name="Объект29" text:anchor-type="as-char" svg:y="-0.377cm" svg:width="0.993cm" svg:height="0.53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0">– ширина резистора, определяемая точностью изготовления (5.8); </text:span><text:span text:style-name="T60"><draw:frame draw:style-name="fr1" draw:name="Объект32" text:anchor-type="as-char" svg:y="-0.377cm" svg:width="0.596cm" svg:height="0.533cm" draw:z-index="5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60">– минимальная ширина резистора, при которой обеспечивается заданная мощность (5.9):</text:span></text:p>
      <text:p text:style-name="P25"><text:span text:style-name="T60"><draw:frame draw:style-name="fr1" draw:name="Объект30" text:anchor-type="as-char" svg:y="-0.684cm" svg:width="3.281cm" svg:height="1.005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60"><text:tab/><text:tab/><text:tab/><text:tab/><text:tab/>(</text:span>5.<text:span text:style-name="T64">8</text:span>)</text:p>
      <text:p text:style-name="P26"><text:span text:style-name="T62"><draw:frame draw:style-name="fr1" draw:name="Объект33" text:anchor-type="as-char" svg:y="-0.709cm" svg:width="2.452cm" svg:height="1.15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2"><text:tab/><text:tab/><text:tab/><text:tab/><text:tab/>(5.9)</text:span></text:p>
      <text:p text:style-name="P27"><text:span text:style-name="T62"><draw:frame draw:style-name="fr1" draw:name="Объект31" text:anchor-type="as-char" svg:y="-0.621cm" svg:width="7.135cm" svg:height="1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62"><draw:frame draw:style-name="fr1" draw:name="Объект34" text:anchor-type="as-char" svg:y="-0.707cm" svg:width="4.406cm" svg:height="1.087cm" draw:z-index="5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48"><draw:frame draw:style-name="fr1" draw:name="Объект35" text:anchor-type="as-char" svg:y="-0.377cm" svg:width="7.195cm" svg:height="0.533cm" draw:z-index="5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9"/>
      <text:p text:style-name="P28"><text:span text:style-name="T62">П</text:span>римем <draw:frame draw:style-name="fr1" draw:name="Объект36" text:anchor-type="as-char" svg:y="-0.377cm" svg:width="1.949cm" svg:height="0.469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и определим расчетную длину резистора (5.1<text:span text:style-name="T64">0</text:span>):</text:p>
      <text:p text:style-name="P31"><draw:frame draw:style-name="fr1" draw:name="Объект37" text:anchor-type="as-char" svg:y="-0.377cm" svg:width="2.175cm" svg:height="0.533cm" draw:z-index="34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(5.1<text:span text:style-name="T64">0</text:span>)</text:p>
      <text:p text:style-name="P32"><draw:frame draw:style-name="fr1" draw:name="Объект38" text:anchor-type="as-char" svg:y="-0.377cm" svg:width="4.597cm" svg:height="0.53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33">Примем <draw:frame draw:style-name="fr1" draw:name="Объект17" text:anchor-type="as-char" svg:y="-0.377cm" svg:width="1.879cm" svg:height="0.469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, причем для метода двойной фотолитографии <draw:frame draw:style-name="fr1" draw:name="Объект19" text:anchor-type="as-char" svg:y="-0.377cm" svg:width="1.363cm" svg:height="0.533cm" draw:z-index="3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64">Далее определим площадь резистора (5.4):</text:span></text:p>
      <text:p text:style-name="P50"><draw:frame draw:style-name="fr1" draw:name="Объект40" text:anchor-type="as-char" svg:y="-0.437cm" svg:width="5.172cm" svg:height="0.52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4">Для проверки определим действительную удельную мощность (5.5), <text:s/>погрешность резистора (5.6):</text:p>
      <text:p text:style-name="P51"><draw:frame draw:style-name="fr1" draw:name="Объект41" text:anchor-type="as-char" svg:y="-0.437cm" svg:width="10.881cm" svg:height="0.59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1"><draw:frame draw:style-name="fr1" draw:name="Объект42" text:anchor-type="as-char" svg:y="-0.437cm" svg:width="10.513cm" svg:height="0.6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0"><draw:frame draw:style-name="fr1" draw:name="Объект43" text:anchor-type="as-char" svg:y="-0.437cm" svg:width="12.719cm" svg:height="0.63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8"><text:span text:style-name="T61"><text:tab/>3) Резистор </text:span><text:span text:style-name="T6">R</text:span><text:span text:style-name="T17">2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53">единицы, но менее десяти. Следовательно, резистор выполним прямоугольным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21"><text:span text:style-name="T61"><text:s/></text:span><text:span text:style-name="T61"><draw:frame draw:style-name="fr1" draw:name="Объект44" text:anchor-type="as-char" svg:y="-0.621cm" svg:width="7.133cm" svg:height="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1"><draw:frame draw:style-name="fr1" draw:name="Объект45" text:anchor-type="as-char" svg:y="-0.707cm" svg:width="3.988cm" svg:height="1.08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48"><draw:frame draw:style-name="fr1" draw:name="Объект46" text:anchor-type="as-char" svg:y="-0.377cm" svg:width="7.195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9"><text:span text:style-name="T62">Примем </text:span><text:span text:style-name="T62"><draw:frame draw:style-name="fr1" draw:name="Объект47" text:anchor-type="as-char" svg:y="-0.377cm" svg:width="1.621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2">и определим расчетную длину резистора (5.10):</text:span></text:p>
      <text:p text:style-name="P48"><draw:frame draw:style-name="fr1" draw:name="Объект48" text:anchor-type="as-char" svg:y="-0.377cm" svg:width="4.267cm" svg:height="0.53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4">Примем <draw:frame draw:style-name="fr1" draw:name="Объект50" text:anchor-type="as-char" svg:y="-0.377cm" svg:width="1.871cm" svg:height="0.469cm" draw:z-index="59"><draw:object xlink:href="./Object 50" xlink:type="simple" xlink:show="embed" xlink:actuate="onLoad"/><draw:image xlink:href="./ObjectReplacements/Object 50" xlink:type="simple" xlink:show="embed" xlink:actuate="onLoad"/><svg:desc>формула</svg:desc></draw:frame>, причем для метода двойной фотолитографии <draw:frame draw:style-name="fr1" draw:name="Объект51" text:anchor-type="as-char" svg:y="-0.377cm" svg:width="1.363cm" svg:height="0.533cm" draw:z-index="60"><draw:object xlink:href="./Object 51" xlink:type="simple" xlink:show="embed" xlink:actuate="onLoad"/><draw:image xlink:href="./ObjectReplacements/Object 51" xlink:type="simple" xlink:show="embed" xlink:actuate="onLoad"/><svg:desc>формула</svg:desc></draw:frame>. <text:span text:style-name="T64">Далее определим площадь резистора (5.4):</text:span></text:p>
      <text:p text:style-name="P52"><draw:frame draw:style-name="fr1" draw:name="Объект49" text:anchor-type="as-char" svg:y="-0.437cm" svg:width="4.618cm" svg:height="0.52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55">Для проверки определим действительную удельную мощность (5.5), <text:s/>погрешность резистора (5.6):</text:p>
      <text:p text:style-name="P52"><draw:frame draw:style-name="fr1" draw:name="Объект52" text:anchor-type="as-char" svg:y="-0.437cm" svg:width="10.22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52"><draw:frame draw:style-name="fr1" draw:name="Объект53" text:anchor-type="as-char" svg:y="-0.437cm" svg:width="10.499cm" svg:height="0.6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1"><draw:frame draw:style-name="fr1" draw:name="Объект54" text:anchor-type="as-char" svg:y="-0.437cm" svg:width="12.721cm" svg:height="0.63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35"><text:tab/>4) <text:span text:style-name="T61">Резистор </text:span><text:span text:style-name="T20">R</text:span><text:span text:style-name="T16">4</text:span><text:span text:style-name="T13"> </text:span><text:span text:style-name="T51">имеет </text:span><text:span text:style-name="T52">значение </text:span><text:span text:style-name="T51">коэффициент</text:span><text:span text:style-name="T52">а</text:span><text:span text:style-name="T51"> формы </text:span><text:span text:style-name="T52">более </text:span><text:span text:style-name="T29">десяти. Следовательно, резистор выполним в форме меандра. </text:span><text:span text:style-name="T54">Сначала определим </text:span><text:span text:style-name="T55">ширину</text:span><text:span text:style-name="T54"> резистора </text:span><text:span text:style-name="T56">(5.</text:span><text:span text:style-name="T57">7</text:span><text:span text:style-name="T56">)</text:span><text:span text:style-name="T54">:</text:span></text:p>
      <text:p text:style-name="P82"/>
      <text:p text:style-name="P22"><text:span text:style-name="T61"><text:s/></text:span><text:span text:style-name="T61"><draw:frame draw:style-name="fr1" draw:name="Объект56" text:anchor-type="as-char" svg:y="-0.621cm" svg:width="6.837cm" svg:height="1cm" draw:z-index="6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1"><draw:frame draw:style-name="fr1" draw:name="Объект57" text:anchor-type="as-char" svg:y="-0.707cm" svg:width="4.408cm" svg:height="1.087cm" draw:z-index="7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49"><draw:frame draw:style-name="fr1" draw:name="Объект58" text:anchor-type="as-char" svg:y="-0.377cm" svg:width="7.198cm" svg:height="0.533cm" draw:z-index="72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30"><text:span text:style-name="T62">Примем </text:span><text:span text:style-name="T62"><draw:frame draw:style-name="fr1" draw:name="Объект55" text:anchor-type="as-char" svg:y="-0.377cm" svg:width="1.951cm" svg:height="0.469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2">и определим длину средней линии меандра (5.11):</text:span></text:p>
      <text:p text:style-name="P36"><text:span text:style-name="T62"><draw:frame draw:style-name="fr1" draw:name="Объект59" text:anchor-type="as-char" svg:y="-0.377cm" svg:width="1.891cm" svg:height="0.531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62"><text:tab/><text:tab/><text:tab/><text:tab/><text:tab/><text:tab/>(</text:span>5.11)</text:p>
      <text:p text:style-name="P37"><draw:frame draw:style-name="fr1" draw:name="Объект60" text:anchor-type="as-char" svg:y="-0.377cm" svg:width="4.433cm" svg:height="0.533cm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8">При фотолитографии <text:span text:style-name="T5">a</text:span><text:span text:style-name="T12">min</text:span><text:span text:style-name="T40"> – </text:span>минимальное расстояние между резистивными полосками равно 0,1мм. Обычно принимается равным ширине резистора <draw:frame draw:style-name="fr1" draw:name="Объект61" text:anchor-type="as-char" svg:y="-0.377cm" svg:width="1.02cm" svg:height="0.469cm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. Далее определим шаг звена:</text:p>
      <text:p text:style-name="P41"><draw:frame draw:style-name="fr1" draw:name="Объект62" text:anchor-type="as-char" svg:y="-0.377cm" svg:width="5.969cm" svg:height="0.469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8">Определим оптимальное число звеньев меандра:</text:p>
      <text:p text:style-name="P64"><draw:frame draw:style-name="fr1" draw:name="Объект63" text:anchor-type="as-char" svg:y="-0.416cm" svg:width="5.597cm" svg:height="0.572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38">Определим длину меандра:</text:p>
      <text:p text:style-name="P41"><draw:frame draw:style-name="fr1" draw:name="Объект64" text:anchor-type="as-char" svg:y="-0.377cm" svg:width="7.096cm" svg:height="0.485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38">Определим ширину меандра:</text:p>
      <text:p text:style-name="P42"><draw:frame draw:style-name="fr1" draw:name="Объект65" text:anchor-type="as-char" svg:y="-0.684cm" svg:width="7.722cm" svg:height="1.064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7"><text:tab/>Поскольку требования к частоте выходного сигнала достаточно мягкие, то уточненный расчет меандра производить не будем. Определим габаритную площадь резистора:</text:p>
      <text:p text:style-name="P58"><draw:frame draw:style-name="fr1" draw:name="Объект66" text:anchor-type="as-char" svg:y="-0.437cm" svg:width="6.352cm" svg:height="0.529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56">Для проверки определим действительную удельную мощность (5.5), <text:s/>погрешность резистора (5.6):</text:p>
      <text:p text:style-name="P53"><draw:frame draw:style-name="fr1" draw:name="Объект68" text:anchor-type="as-char" svg:y="-0.437cm" svg:width="10.153cm" svg:height="0.593cm" draw:z-index="76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3"><draw:frame draw:style-name="fr1" draw:name="Объект69" text:anchor-type="as-char" svg:y="-0.437cm" svg:width="11.139cm" svg:height="0.63cm" draw:z-index="79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3"><draw:frame draw:style-name="fr1" draw:name="Объект67" text:anchor-type="as-char" svg:y="-0.437cm" svg:width="12.709cm" svg:height="0.63cm" draw:z-index="7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7"><text:tab/>5) <text:span text:style-name="T25">Резистор </text:span><text:span text:style-name="T21">R</text:span><text:span text:style-name="T18">5</text:span><text:span text:style-name="T19"> </text:span><text:span text:style-name="T34">имеет </text:span><text:span text:style-name="T35">значение </text:span><text:span text:style-name="T34">коэффициент</text:span><text:span text:style-name="T35">а</text:span><text:span text:style-name="T34"> формы менее единицы, следовательно, выполним его прямоугольн</text:span><text:span text:style-name="T36">ым</text:span><text:span text:style-name="T34">, </text:span><text:span text:style-name="T36">причем </text:span><text:span text:style-name="T34">длина </text:span><text:span text:style-name="T36">резистора </text:span><text:span text:style-name="T34">меньше ширины. В первую очередь определим длину резистора </text:span><text:span text:style-name="T37">по формуле (5.2)</text:span><text:span text:style-name="T34">:</text:span></text:p>
      <text:p text:style-name="P66"><text:tab/><text:span text:style-name="T32"><draw:frame draw:style-name="fr1" draw:name="Объект70" text:anchor-type="as-char" svg:y="-0.377cm" svg:width="7.332cm" svg:height="0.533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32"><draw:frame draw:style-name="fr1" draw:name="Объект71" text:anchor-type="as-char" svg:y="-0.415cm" svg:width="4.909cm" svg:height="0.568cm" draw:z-index="74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74"><draw:frame draw:style-name="fr1" draw:name="Объект72" text:anchor-type="as-char" svg:y="-0.377cm" svg:width="6.914cm" svg:height="0.533cm" draw:z-index="75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83"/>
      <text:p text:style-name="P60"><text:span text:style-name="T43">П</text:span><text:span text:style-name="T42">римем </text:span><text:span text:style-name="T42"><draw:frame draw:style-name="fr1" draw:name="Объект73" text:anchor-type="as-char" svg:y="-0.377cm" svg:width="2.408cm" svg:height="0.533cm" draw:z-index="7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42">и определим р</text:span><text:span text:style-name="T45">асчетную ширину резистора:</text:span></text:p>
      <text:p text:style-name="P71"><draw:frame draw:style-name="fr1" draw:name="Объект75" text:anchor-type="as-char" svg:y="-0.377cm" svg:width="5.138cm" svg:height="0.533cm" draw:z-index="80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69">Принимаем <text:span text:style-name="T22">ширину резистора равной </text:span><text:span text:style-name="T26">3</text:span><text:span text:style-name="T22">,</text:span><text:span text:style-name="T26">4</text:span><text:span text:style-name="T22"> мм. </text:span><text:span text:style-name="T24">Для метода двойной фотолитографии </text:span><text:span text:style-name="T24"><draw:frame draw:style-name="fr1" draw:name="Объект76" text:anchor-type="as-char" svg:y="-0.377cm" svg:width="1.363cm" svg:height="0.533cm" draw:z-index="81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22">Далее определим площадь </text:span><text:span text:style-name="T24">резистора </text:span><text:span text:style-name="T22">(5.</text:span><text:span text:style-name="T24">4</text:span><text:span text:style-name="T22">):</text:span></text:p>
      <text:p text:style-name="P12"><draw:frame draw:style-name="fr1" draw:name="Объект78" text:anchor-type="as-char" svg:y="-0.437cm" svg:width="5.168cm" svg:height="0.529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0"><text:tab/>Для проверки определим действительную удельную мощность (5.<text:span text:style-name="T63">5</text:span>), <text:s/>погрешность резистора (5.<text:span text:style-name="T63">6</text:span>):</text:p>
      <text:p text:style-name="P24"><draw:frame draw:style-name="fr1" draw:name="Объект80" text:anchor-type="as-char" svg:y="-0.437cm" svg:width="10.469cm" svg:height="0.593cm" draw:z-index="8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24"><draw:frame draw:style-name="fr1" draw:name="Объект82" text:anchor-type="as-char" svg:y="-0.437cm" svg:width="11.054cm" svg:height="0.63cm" draw:z-index="8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5"><draw:frame draw:style-name="fr1" draw:name="Объект74" text:anchor-type="as-char" svg:y="-0.437cm" svg:width="12.411cm" svg:height="0.63cm" draw:z-index="7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43"><text:span text:style-name="T46"><text:tab/>И</text:span><text:span text:style-name="T44">сходя из полученных результатов можно сделать вывод, что резисторы спроектированы удовлетворительно.</text:span></text:p>
      <text:p text:style-name="P76"><text:tab/>5.2 Расчет размеров подложки</text:p>
      <text:p text:style-name="P43"><text:span text:style-name="T47"><text:tab/></text:span><text:span text:style-name="T48">Ориентировочная площадь платы определяется по формуле (5.12):</text:span></text:p>
      <text:p text:style-name="P44"><text:span text:style-name="T48"><draw:frame draw:style-name="fr1" draw:name="Объект77" text:anchor-type="as-char" svg:y="-0.377cm" svg:width="5.373cm" svg:height="0.531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48">, <text:tab/><text:tab/><text:tab/><text:tab/>(5.12)</text:span></text:p>
      <text:p text:style-name="P45"><text:span text:style-name="T44">где </text:span><text:span text:style-name="T44"><draw:frame draw:style-name="fr1" draw:name="Объект85" text:anchor-type="as-char" svg:y="-0.377cm" svg:width="0.559cm" svg:height="0.467cm" draw:z-index="95"><draw:object xlink:href="./Object 85" xlink:type="simple" xlink:show="embed" xlink:actuate="onLoad"/><draw:image xlink:href="./ObjectReplacements/Object 85" xlink:type="simple" xlink:show="embed" xlink:actuate="onLoad"/></draw:frame></text:span><text:span text:style-name="T44">– коэффициент запаса по площади, </text:span><text:span text:style-name="T49">для ориентировочных расчетов </text:span><text:span text:style-name="T44">выбирается из интервала </text:span><text:span text:style-name="T41">{2...3};</text:span><text:span text:style-name="T44"><draw:frame draw:style-name="fr1" draw:name="Объект79" text:anchor-type="as-char" svg:y="-0.377cm" svg:width="0.829cm" svg:height="0.533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44">– суммарная площадь, занимаемая всеми резисторами; </text:span><text:span text:style-name="T44"><draw:frame draw:style-name="fr1" draw:name="Объект81" text:anchor-type="as-char" svg:y="-0.377cm" svg:width="0.843cm" svg:height="0.533cm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4">– суммарная площадь, занимаемая всеми конденсаторами; </text:span><text:span text:style-name="T44"><draw:frame draw:style-name="fr1" draw:name="Объект83" text:anchor-type="as-char" svg:y="-0.377cm" svg:width="0.868cm" svg:height="0.533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4">– суммарная площадь, занимаемая всеми контактными площадками и </text:span><text:span text:style-name="T44"><draw:frame draw:style-name="fr1" draw:name="Объект84" text:anchor-type="as-char" svg:y="-0.377cm" svg:width="1.148cm" svg:height="0.533cm" draw:z-index="8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4">– суммарная площадь, занимаемая всеми навесными компонентами. </text:span></text:p>
      <text:p text:style-name="P46"><text:span text:style-name="T50"><draw:frame draw:style-name="fr1" draw:name="Объект86" text:anchor-type="as-char" svg:y="-0.437cm" svg:width="12.007cm" svg:height="0.593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50"><text:tab/><text:tab/></text:span></text:p>
      <text:p text:style-name="P39"><draw:frame draw:style-name="fr1" draw:name="Объект87" text:anchor-type="as-char" svg:y="-0.377cm" svg:width="1.42cm" svg:height="0.533cm" draw:z-index="91"><draw:object xlink:href="./Object 87" xlink:type="simple" xlink:show="embed" xlink:actuate="onLoad"/><draw:image xlink:href="./ObjectReplacements/Object 87" xlink:type="simple" xlink:show="embed" xlink:actuate="onLoad"/><svg:desc>формула</svg:desc></draw:frame><text:span text:style-name="T9">(о</text:span><text:span text:style-name="T66">тсутствуют пленочные конденсаторы</text:span><text:span text:style-name="T9">)<text:tab/><text:tab/><text:tab/></text:span></text:p>
      <text:p text:style-name="P40"><text:span text:style-name="T9"><draw:frame draw:style-name="fr1" draw:name="Объект88" text:anchor-type="as-char" svg:y="-0.437cm" svg:width="2.731cm" svg:height="0.593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10">(</text:span><text:span text:style-name="T67">определено по коммутационной схеме</text:span><text:span text:style-name="T10">)</text:span><text:span text:style-name="T9"><text:tab/><text:tab/></text:span></text:p>
      <text:p text:style-name="P40"><text:span text:style-name="T9"><draw:frame draw:style-name="fr1" draw:name="Объект89" text:anchor-type="as-char" svg:y="-0.437cm" svg:width="3.011cm" svg:height="0.593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9"><text:tab/><text:tab/><text:tab/><text:tab/><text:tab/><text:tab/><text:tab/><text:tab/><text:tab/></text:span></text:p>
      <text:p text:style-name="P64"><draw:frame draw:style-name="fr1" draw:name="Объект90" text:anchor-type="as-char" svg:y="-0.437cm" svg:width="7.091cm" svg:height="0.545cm" draw:z-index="94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65"><text:tab/><text:span text:style-name="T27">Выбираем подложку типоразмера 9 (10*16мм). Такой типоразмер позволит выполнить схему в стандартном корпусе.</text:span></text:p>
      <text:p text:style-name="P65"><text:span text:style-name="T27"><text:tab/></text:span><text:span text:style-name="T28">5.3 Разработка топологии</text:span></text:p>
      <text:p text:style-name="P59"><text:tab/>Разработку топологии начинаем с составления схемы соединений элементов на плате. Размещаем элементы на плате таким образом, чтобы число соединений </text:p>
      <text:p text:style-name="P80"/>
      <text:p text:style-name="P59">было минимальным. Далее вычерчиваем эскиз топологии и выполняем оптимизацию расположения элементов и компонентов на плате. Навесные компоненты <text:s/>располагаем в соответствии с порядком расположения выводов. Грани навесных компонентов расположим вдоль осей координатной сетки. Проводники также расположим параллельно осям координат с обеспечением минимальной длины и количества пересечений. Эскизный чертеж выполним совмещенным для всех слоев в масштабе десять к одно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3:01.981000000</dc:date>
    <meta:editing-duration>PT9H15M30S</meta:editing-duration>
    <meta:editing-cycles>68</meta:editing-cycles>
    <meta:generator>LibreOffice/4.1.3.2$Windows_x86 LibreOffice_project/70feb7d99726f064edab4605a8ab840c50ec57a</meta:generator>
    <meta:document-statistic meta:table-count="0" meta:image-count="0" meta:object-count="90" meta:page-count="6" meta:paragraph-count="101" meta:word-count="649" meta:character-count="5381" meta:non-whitespace-character-count="4669"/>
  </office:meta>
</office:document-meta>
</file>

<file path=Object 1/content.xml><?xml version="1.0" encoding="utf-8"?>
<math xmlns="http://www.w3.org/1998/Math/MathML">
  <semantics>
    <mrow>
      <mrow>
        <msub>
          <mi>K</mi>
          <mrow>
            <mi>Ф</mi>
            <mi>i</mi>
          </mrow>
        </msub>
        <mo stretchy="false">=</mo>
        <mfrac>
          <msub>
            <mi>R</mi>
            <mi>i</mi>
          </msub>
          <msub>
            <mo stretchy="false">ρ</mo>
            <mrow>
              <mi>S</mi>
              <mi>i</mi>
            </mrow>
          </msub>
        </mfrac>
      </mrow>
    </mrow>
    <annotation encoding="StarMath 5.0">K_{Ф i} = R_i over %rho_{S i}</annotation>
  </semantics>
</math>
</file>

<file path=Object 10/content.xml><?xml version="1.0" encoding="utf-8"?>
<math xmlns="http://www.w3.org/1998/Math/MathML">
  <semantics>
    <mrow>
      <msub>
        <mrow/>
        <mo stretchy="false">Δ</mo>
      </msub>
      <mi>b</mi>
    </mrow>
    <annotation encoding="StarMath 5.0"> {}_%DELTA b</annotation>
  </semantics>
</math>
</file>

<file path=Object 11/content.xml><?xml version="1.0" encoding="utf-8"?>
<math xmlns="http://www.w3.org/1998/Math/MathML">
  <semantics>
    <mrow>
      <mrow>
        <msub>
          <mi>l</mi>
          <mi>p</mi>
        </msub>
        <mo stretchy="false">=</mo>
        <msqrt>
          <mrow>
            <mrow>
              <mrow>
                <mi>P</mi>
                <mo stretchy="false">⋅</mo>
                <msub>
                  <mi>K</mi>
                  <mi>ф</mi>
                </msub>
              </mrow>
              <mo stretchy="false">/</mo>
              <msub>
                <mi>P</mi>
                <mn>0</mn>
              </msub>
            </mrow>
          </mrow>
        </msqrt>
      </mrow>
    </mrow>
    <annotation encoding="StarMath 5.0">l_p = sqrt {P cdot K_ф / P_0}</annotation>
  </semantics>
</math>
</file>

<file path=Object 12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39</mn>
                  </mrow>
                </mrow>
              </mrow>
              <mo stretchy="false">)</mo>
            </mrow>
            <mo stretchy="false">/</mo>
            <mn>0,03</mn>
          </mrow>
        </mrow>
        <mo stretchy="false">=</mo>
        <mn>0,463</mn>
      </mrow>
      <mi mathvariant="italic">мм</mi>
    </mrow>
    <annotation encoding="StarMath 5.0">l_точн geslant (0,01 + 0,01 cdot 0,39) / 0,03 = 0,463 мм</annotation>
  </semantics>
</math>
</file>

<file path=Object 13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052</mn>
                  <mo stretchy="false">⋅</mo>
                  <mn>0,39</mn>
                </mrow>
                <mo stretchy="false">/</mo>
                <mn>2</mn>
              </mrow>
            </mrow>
          </msqrt>
        </mrow>
        <mo stretchy="false">=</mo>
        <mn>0,32</mn>
      </mrow>
      <mi mathvariant="italic">мм</mi>
    </mrow>
    <annotation encoding="StarMath 5.0">l_p = sqrt {0,0052  cdot 0,39 / 2} = 0,32 мм</annotation>
  </semantics>
</math>
</file>

<file path=Object 14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463</mn>
      <mi mathvariant="italic">мм</mi>
      <mi>;</mi>
      <mn>0,32</mn>
      <mi mathvariant="italic">мм</mi>
      <mtext>}</mtext>
    </mrow>
    <annotation encoding="StarMath 5.0">l_расч geslant max "{" 0,1 мм; 0,463 мм; 0,32 мм "}"</annotation>
  </semantics>
</math>
</file>

<file path=Object 1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row>
          <mi>l</mi>
          <mo stretchy="false">/</mo>
          <msub>
            <mi>K</mi>
            <mi>Ф</mi>
          </msub>
        </mrow>
      </mrow>
    </mrow>
    <annotation encoding="StarMath 5.0">b_расч = l / K_Ф</annotation>
  </semantics>
</math>
</file>

<file path=Object 16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5</mn>
      </mrow>
      <mrow>
        <mrow>
          <mi mathvariant="italic">мм</mi>
          <mo stretchy="false">/</mo>
          <mn>0,39</mn>
        </mrow>
        <mo stretchy="false">=</mo>
        <mn>1,28</mn>
      </mrow>
      <mi mathvariant="italic">мм</mi>
    </mrow>
    <annotation encoding="StarMath 5.0">b_расч = 0,5 мм / 0,39 = 1,28 мм</annotation>
  </semantics>
</math>
</file>

<file path=Object 17/content.xml><?xml version="1.0" encoding="utf-8"?>
<math xmlns="http://www.w3.org/1998/Math/MathML">
  <semantics>
    <mrow>
      <mrow>
        <mi>l</mi>
        <mo stretchy="false">=</mo>
        <mn>0,9</mn>
      </mrow>
      <mi mathvariant="italic">мм</mi>
    </mrow>
    <annotation encoding="StarMath 5.0">l = 0,9 мм</annotation>
  </semantics>
</math>
</file>

<file path=Object 18/content.xml><?xml version="1.0" encoding="utf-8"?>
<math xmlns="http://www.w3.org/1998/Math/MathML">
  <semantics>
    <mrow>
      <mrow>
        <mi>S</mi>
        <mo stretchy="false">=</mo>
        <mrow>
          <msub>
            <mi>l</mi>
            <mi mathvariant="italic">полн</mi>
          </msub>
          <mo stretchy="false">⋅</mo>
          <mi>b</mi>
        </mrow>
      </mrow>
    </mrow>
    <annotation encoding="StarMath 5.0">S = l_полн cdot b</annotation>
  </semantics>
</math>
</file>

<file path=Object 1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2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1</mn>
              </msub>
            </mrow>
          </msub>
          <mo stretchy="false">=</mo>
          <mfrac>
            <mn>3900</mn>
            <mn>10000</mn>
          </mfrac>
        </mrow>
        <mo stretchy="false">=</mo>
        <mn>0,39</mn>
      </mrow>
    </mrow>
    <annotation encoding="StarMath 5.0">K_{R_1} = 3900 over 10000 = 0,39</annotation>
  </semantics>
</math>
</file>

<file path=Object 20/content.xml><?xml version="1.0" encoding="utf-8"?>
<math xmlns="http://www.w3.org/1998/Math/MathML">
  <semantics>
    <mrow>
      <mrow>
        <mi>S</mi>
        <mo stretchy="false">=</mo>
        <mn>0,5</mn>
      </mrow>
      <mrow>
        <mi mathvariant="italic">мм</mi>
        <mo stretchy="false">⋅</mo>
        <mn>1,3</mn>
      </mrow>
      <mrow>
        <mi mathvariant="italic">мм</mi>
        <mo stretchy="false">=</mo>
        <mn>0,65</mn>
      </mrow>
      <msup>
        <mi mathvariant="italic">мм</mi>
        <mn>2</mn>
      </msup>
    </mrow>
    <annotation encoding="StarMath 5.0">S = 0,5 мм cdot 1,3 мм = 0,65 мм^2</annotation>
  </semantics>
</math>
</file>

<file path=Object 2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i>P</mi>
            <mo stretchy="false">/</mo>
            <mi>S</mi>
          </mrow>
        </mrow>
        <mo stretchy="false">⩽</mo>
        <msub>
          <mi>P</mi>
          <mn>0</mn>
        </msub>
      </mrow>
    </mrow>
    <annotation encoding="StarMath 5.0">P_0^' = P / S leslant P_0</annotation>
  </semantics>
</math>
</file>

<file path=Object 2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52</mn>
            <mo stretchy="false">/</mo>
            <mn>0,65</mn>
          </mrow>
        </mrow>
        <mo stretchy="false">=</mo>
        <mn>0,0081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81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52 / 0,65 = 0,0081 Вт / мм^2 = 0,81 Вт / см ^2 &lt; 3 Вт / см^2</annotation>
  </semantics>
</math>
</file>

<file path=Object 2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sub>
          <mrow/>
          <mo stretchy="false">Δ</mo>
        </msub>
      </mrow>
      <mrow>
        <mrow>
          <mi>l</mi>
          <mo stretchy="false">/</mo>
          <msub>
            <mi>l</mi>
            <mi mathvariant="italic">полн</mi>
          </msub>
        </mrow>
        <mo stretchy="false">+</mo>
        <msub>
          <mrow/>
          <mo stretchy="false">Δ</mo>
        </msub>
      </mrow>
      <mrow>
        <mrow>
          <mi>b</mi>
          <mo stretchy="false">/</mo>
          <mi>b</mi>
        </mrow>
        <mo stretchy="false">⩽</mo>
        <msub>
          <mo stretchy="false">γ</mo>
          <mrow>
            <msub>
              <mi>K</mi>
              <mi>Ф</mi>
            </msub>
            <mi mathvariant="italic">доп</mi>
          </mrow>
        </msub>
      </mrow>
    </mrow>
    <annotation encoding="StarMath 5.0">%gamma_{K_Ф}^' = {}_%DELTA l / l_полн + {}_%DELTA b / b leslant %gamma_{K_Ф доп}</annotation>
  </semantics>
</math>
</file>

<file path=Object 24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5</mn>
      </mrow>
      <mrow>
        <mi mathvariant="italic">мм</mi>
        <mo stretchy="false">+</mo>
        <mn>0,01</mn>
      </mrow>
      <mrow>
        <mi mathvariant="italic">мм</mi>
        <mo stretchy="false">/</mo>
        <mn>1,3</mn>
      </mrow>
      <mrow>
        <mrow>
          <mi mathvariant="italic">мм</mi>
          <mo stretchy="false">=</mo>
          <mn>0,0277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5 мм + 0,01 мм / 1,3 мм = 0,0277 = 2,8"%" leslant 3"%"</annotation>
  </semantics>
</math>
</file>

<file path=Object 25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26/content.xml><?xml version="1.0" encoding="utf-8"?>
<math xmlns="http://www.w3.org/1998/Math/MathML">
  <semantics>
    <mrow>
      <mrow>
        <msub>
          <mo stretchy="false">γ</mo>
          <mi>R</mi>
        </msub>
        <mo stretchy="false">=</mo>
        <mn>10</mn>
      </mrow>
      <mtext>%</mtext>
    </mrow>
    <annotation encoding="StarMath 5.0">%gamma_R = 10"%"</annotation>
  </semantics>
</math>
</file>

<file path=Object 27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sub>
        <mi>b</mi>
        <mi mathvariant="italic">техн</mi>
      </msub>
      <mi>;</mi>
      <msub>
        <mi>b</mi>
        <mi mathvariant="italic">точн</mi>
      </msub>
      <mi>;</mi>
      <msub>
        <mi>b</mi>
        <mi>р</mi>
      </msub>
      <mtext>}</mtext>
    </mrow>
    <annotation encoding="StarMath 5.0">b_расч geslant max "{" b_техн; b_точн; b_р "}"</annotation>
  </semantics>
</math>
</file>

<file path=Object 28/content.xml><?xml version="1.0" encoding="utf-8"?>
<math xmlns="http://www.w3.org/1998/Math/MathML">
  <semantics>
    <mrow>
      <msub>
        <mi>b</mi>
        <mi mathvariant="italic">техн</mi>
      </msub>
    </mrow>
    <annotation encoding="StarMath 5.0">b_техн</annotation>
  </semantics>
</math>
</file>

<file path=Object 29/content.xml><?xml version="1.0" encoding="utf-8"?>
<math xmlns="http://www.w3.org/1998/Math/MathML">
  <semantics>
    <mrow>
      <msub>
        <mi>b</mi>
        <mi mathvariant="italic">точн</mi>
      </msub>
    </mrow>
    <annotation encoding="StarMath 5.0">b_точн</annotation>
  </semantics>
</math>
</file>

<file path=Object 3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2</mn>
              </msub>
            </mrow>
          </msub>
          <mo stretchy="false">=</mo>
          <mfrac>
            <mn>15000</mn>
            <mn>10000</mn>
          </mfrac>
        </mrow>
        <mo stretchy="false">=</mo>
        <mn>1,5</mn>
      </mrow>
    </mrow>
    <annotation encoding="StarMath 5.0">K_{R_2} = 15000 over 10000 = 1,5</annotation>
  </semantics>
</math>
</file>

<file path=Object 30/content.xml><?xml version="1.0" encoding="utf-8"?>
<math xmlns="http://www.w3.org/1998/Math/MathML">
  <semantics>
    <mrow>
      <mrow>
        <msub>
          <mi>b</mi>
          <mi mathvariant="italic">точн</mi>
        </msub>
        <mo stretchy="false">⩾</mo>
        <mfrac>
          <mrow>
            <msub>
              <mrow/>
              <mo stretchy="false">Δ</mo>
            </msub>
            <mrow>
              <mi>b</mi>
              <mo stretchy="false">+</mo>
              <msub>
                <mrow/>
                <mo stretchy="false">Δ</mo>
              </msub>
            </mrow>
            <mrow>
              <mi>l</mi>
              <mo stretchy="false">/</mo>
              <msub>
                <mi>K</mi>
                <mi>Ф</mi>
              </msub>
            </mrow>
          </mrow>
          <mrow>
            <msub>
              <mo stretchy="false">γ</mo>
              <mrow>
                <msub>
                  <mi>K</mi>
                  <mi>Ф</mi>
                </msub>
                <mi mathvariant="italic">доп</mi>
              </mrow>
            </msub>
          </mrow>
        </mfrac>
      </mrow>
    </mrow>
    <annotation encoding="StarMath 5.0">b_точн geslant {{}_%DELTA b + {}_%DELTA l / K_Ф} over {%gamma_{K_Ф доп}}</annotation>
  </semantics>
</math>
</file>

<file path=Object 31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56</mn>
      <mi mathvariant="italic">мм</mi>
      <mi>;</mi>
      <mn>0,21</mn>
      <mi mathvariant="italic">мм</mi>
      <mtext>}</mtext>
    </mrow>
    <annotation encoding="StarMath 5.0">b_расч geslant max "{" 0,1 мм; 0,556 мм; 0,21 мм "}"</annotation>
  </semantics>
</math>
</file>

<file path=Object 32/content.xml><?xml version="1.0" encoding="utf-8"?>
<math xmlns="http://www.w3.org/1998/Math/MathML">
  <semantics>
    <mrow>
      <msub>
        <mi>b</mi>
        <mi>p</mi>
      </msub>
    </mrow>
    <annotation encoding="StarMath 5.0">b_p</annotation>
  </semantics>
</math>
</file>

<file path=Object 33/content.xml><?xml version="1.0" encoding="utf-8"?>
<math xmlns="http://www.w3.org/1998/Math/MathML">
  <semantics>
    <mrow>
      <mrow>
        <msub>
          <mi>b</mi>
          <mi>p</mi>
        </msub>
        <mo stretchy="false">=</mo>
        <msqrt>
          <mrow>
            <mfrac>
              <mi>P</mi>
              <mrow>
                <mrow>
                  <msub>
                    <mi>P</mi>
                    <mn>0</mn>
                  </msub>
                  <mo stretchy="false">⋅</mo>
                  <msub>
                    <mi>K</mi>
                    <mi>Ф</mi>
                  </msub>
                </mrow>
              </mrow>
            </mfrac>
          </mrow>
        </msqrt>
      </mrow>
    </mrow>
    <annotation encoding="StarMath 5.0">b_p = sqrt { P over {P_0 cdot K_Ф}}</annotation>
  </semantics>
</math>
</file>

<file path=Object 3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1,5</mn>
              </mrow>
            </mrow>
            <mrow>
              <mn>0,03</mn>
            </mrow>
          </mfrac>
        </mrow>
        <mo stretchy="false">=</mo>
        <mn>0,556</mn>
      </mrow>
      <mi mathvariant="italic">мм</mi>
    </mrow>
    <annotation encoding="StarMath 5.0">b_точн geslant {0,01 мм + 0,01 мм / 1,5} over {0,03} = 0,556 мм</annotation>
  </semantics>
</math>
</file>

<file path=Object 3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135</mn>
                </mrow>
                <mrow>
                  <mrow>
                    <mn>2</mn>
                    <mo stretchy="false">⋅</mo>
                    <mn>1,5</mn>
                  </mrow>
                </mrow>
              </mfrac>
            </mrow>
          </msqrt>
        </mrow>
        <mo stretchy="false">=</mo>
        <mn>0,21</mn>
      </mrow>
      <mi mathvariant="italic">мм</mi>
    </mrow>
    <annotation encoding="StarMath 5.0">b_p = sqrt { {0,00135} over {2 cdot 1,5}} = 0,21 мм</annotation>
  </semantics>
</math>
</file>

<file path=Object 36/content.xml><?xml version="1.0" encoding="utf-8"?>
<math xmlns="http://www.w3.org/1998/Math/MathML">
  <semantics>
    <mrow>
      <mrow>
        <mi>b</mi>
        <mo stretchy="false">=</mo>
        <mn>0,6</mn>
      </mrow>
      <mi mathvariant="italic">мм</mi>
    </mrow>
    <annotation encoding="StarMath 5.0">b = 0,6 мм</annotation>
  </semantics>
</math>
</file>

<file path=Object 37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расч = b cdot K_Ф</annotation>
  </semantics>
</math>
</file>

<file path=Object 3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6</mn>
      </mrow>
      <mrow>
        <mrow>
          <mi mathvariant="italic">мм</mi>
          <mo stretchy="false">⋅</mo>
          <mn>1,5</mn>
        </mrow>
        <mo stretchy="false">=</mo>
        <mn>0,9</mn>
      </mrow>
      <mi mathvariant="italic">мм</mi>
    </mrow>
    <annotation encoding="StarMath 5.0">l_расч = 0,6 мм cdot 1,5 = 0,9 мм</annotation>
  </semantics>
</math>
</file>

<file path=Object 3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4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3</mn>
              </msub>
            </mrow>
          </msub>
          <mo stretchy="false">=</mo>
          <mfrac>
            <mn>330</mn>
            <mn>100</mn>
          </mfrac>
        </mrow>
        <mo stretchy="false">=</mo>
        <mn>3,3</mn>
      </mrow>
    </mrow>
    <annotation encoding="StarMath 5.0">K_{R_3} = 330 over 100 = 3,3</annotation>
  </semantics>
</math>
</file>

<file path=Object 40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0,6</mn>
      </mrow>
      <mrow>
        <mi mathvariant="italic">мм</mi>
        <mo stretchy="false">=</mo>
        <mn>0,54</mn>
      </mrow>
      <msup>
        <mi mathvariant="italic">мм</mi>
        <mn>2</mn>
      </msup>
    </mrow>
    <annotation encoding="StarMath 5.0">S = 0,9 мм cdot 0,6 мм = 0,54 мм^2</annotation>
  </semantics>
</math>
</file>

<file path=Object 4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135</mn>
            <mo stretchy="false">/</mo>
            <mn>0,54</mn>
          </mrow>
        </mrow>
        <mo stretchy="false">=</mo>
        <mn>0,002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2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135 / 0,54 = 0,0025 Вт / мм^2 = 0,25 Вт / см ^2 &lt; 2 Вт / см^2</annotation>
  </semantics>
</math>
</file>

<file path=Object 4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0,6</mn>
      </mrow>
      <mrow>
        <mrow>
          <mi mathvariant="italic">мм</mi>
          <mo stretchy="false">=</mo>
          <mn>0,028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9 мм + 0,01 мм / 0,6 мм = 0,028 = 2,8"%" leslant 3"%"</annotation>
  </semantics>
</math>
</file>

<file path=Object 43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4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3,3</mn>
              </mrow>
            </mrow>
            <mrow>
              <mn>0,024</mn>
            </mrow>
          </mfrac>
        </mrow>
        <mo stretchy="false">=</mo>
        <mn>0,543</mn>
      </mrow>
      <mi mathvariant="italic">мм</mi>
    </mrow>
    <annotation encoding="StarMath 5.0">b_точн geslant {0,01 мм + 0,01 мм / 3,3} over {0,024} = 0,543 мм</annotation>
  </semantics>
</math>
</file>

<file path=Object 4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61</mn>
                </mrow>
                <mrow>
                  <mrow>
                    <mn>2</mn>
                    <mo stretchy="false">⋅</mo>
                    <mn>3,3</mn>
                  </mrow>
                </mrow>
              </mfrac>
            </mrow>
          </msqrt>
        </mrow>
        <mo stretchy="false">=</mo>
        <mn>0,96</mn>
      </mrow>
      <mi mathvariant="italic">мм</mi>
    </mrow>
    <annotation encoding="StarMath 5.0">b_p = sqrt { {0,061} over {2 cdot 3,3}} = 0,96 мм</annotation>
  </semantics>
</math>
</file>

<file path=Object 46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43</mn>
      <mi mathvariant="italic">мм</mi>
      <mi>;</mi>
      <mn>0,96</mn>
      <mi mathvariant="italic">мм</mi>
      <mtext>}</mtext>
    </mrow>
    <annotation encoding="StarMath 5.0">b_расч geslant max "{" 0,1 мм; 0,543 мм; 0,96 мм "}"</annotation>
  </semantics>
</math>
</file>

<file path=Object 47/content.xml><?xml version="1.0" encoding="utf-8"?>
<math xmlns="http://www.w3.org/1998/Math/MathML">
  <semantics>
    <mrow>
      <mrow>
        <mi>b</mi>
        <mo stretchy="false">=</mo>
        <mn>1</mn>
      </mrow>
      <mi mathvariant="italic">мм</mi>
    </mrow>
    <annotation encoding="StarMath 5.0">b = 1 мм</annotation>
  </semantics>
</math>
</file>

<file path=Object 4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1</mn>
      </mrow>
      <mrow>
        <mrow>
          <mi mathvariant="italic">мм</mi>
          <mo stretchy="false">⋅</mo>
          <mn>3,3</mn>
        </mrow>
        <mo stretchy="false">=</mo>
        <mn>3,3</mn>
      </mrow>
      <mi mathvariant="italic">мм</mi>
    </mrow>
    <annotation encoding="StarMath 5.0">l_расч = 1 мм cdot 3,3 = 3,3 мм</annotation>
  </semantics>
</math>
</file>

<file path=Object 49/content.xml><?xml version="1.0" encoding="utf-8"?>
<math xmlns="http://www.w3.org/1998/Math/MathML">
  <semantics>
    <mrow>
      <mrow>
        <mi>S</mi>
        <mo stretchy="false">=</mo>
        <mn>3,3</mn>
      </mrow>
      <mrow>
        <mi mathvariant="italic">мм</mi>
        <mo stretchy="false">⋅</mo>
        <mn>1</mn>
      </mrow>
      <mrow>
        <mi mathvariant="italic">мм</mi>
        <mo stretchy="false">=</mo>
        <mn>3,3</mn>
      </mrow>
      <msup>
        <mi mathvariant="italic">мм</mi>
        <mn>2</mn>
      </msup>
    </mrow>
    <annotation encoding="StarMath 5.0">S = 3,3 мм cdot 1 мм = 3,3 мм^2</annotation>
  </semantics>
</math>
</file>

<file path=Object 5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4</mn>
              </msub>
            </mrow>
          </msub>
          <mo stretchy="false">=</mo>
          <mfrac>
            <mn>470000</mn>
            <mn>10000</mn>
          </mfrac>
        </mrow>
        <mo stretchy="false">=</mo>
        <mn>47</mn>
      </mrow>
    </mrow>
    <annotation encoding="StarMath 5.0">K_{R_4} = 470000 over 10000 = 47</annotation>
  </semantics>
</math>
</file>

<file path=Object 50/content.xml><?xml version="1.0" encoding="utf-8"?>
<math xmlns="http://www.w3.org/1998/Math/MathML">
  <semantics>
    <mrow>
      <mrow>
        <mi>l</mi>
        <mo stretchy="false">=</mo>
        <mn>3,3</mn>
      </mrow>
      <mi mathvariant="italic">мм</mi>
    </mrow>
    <annotation encoding="StarMath 5.0">l = 3,3 мм</annotation>
  </semantics>
</math>
</file>

<file path=Object 51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5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61</mn>
            <mo stretchy="false">/</mo>
            <mn>3,3</mn>
          </mrow>
        </mrow>
        <mo stretchy="false">=</mo>
        <mn>0,018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1,8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61 / 3,3 = 0,0185 Вт / мм^2 = 1,85 Вт / см ^2 &lt; 3 Вт / см^2</annotation>
  </semantics>
</math>
</file>

<file path=Object 5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3,3</mn>
      </mrow>
      <mrow>
        <mi mathvariant="italic">мм</mi>
        <mo stretchy="false">+</mo>
        <mn>0,01</mn>
      </mrow>
      <mrow>
        <mi mathvariant="italic">мм</mi>
        <mo stretchy="false">/</mo>
        <mn>1</mn>
      </mrow>
      <mrow>
        <mrow>
          <mi mathvariant="italic">мм</mi>
          <mo stretchy="false">=</mo>
          <mn>0,013</mn>
        </mrow>
        <mo stretchy="false">=</mo>
        <mn>1,3</mn>
      </mrow>
      <mrow>
        <mtext>%</mtext>
        <mo stretchy="false">⩽</mo>
        <mn>2,4</mn>
      </mrow>
      <mtext>%</mtext>
    </mrow>
    <annotation encoding="StarMath 5.0">%gamma_{K_Ф}^' = 0,01 мм / 3,3 мм + 0,01 мм / 1 мм = 0,013 = 1,3"%" leslant 2,4"%"</annotation>
  </semantics>
</math>
</file>

<file path=Object 5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6,9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0,6"%" + 1"%" + 1"%" = 6,9"%" &lt; 10"%"</annotation>
  </semantics>
</math>
</file>

<file path=Object 55/content.xml><?xml version="1.0" encoding="utf-8"?>
<math xmlns="http://www.w3.org/1998/Math/MathML">
  <semantics>
    <mrow>
      <mrow>
        <mi>b</mi>
        <mo stretchy="false">=</mo>
        <mn>0,4</mn>
      </mrow>
      <mi mathvariant="italic">мм</mi>
    </mrow>
    <annotation encoding="StarMath 5.0">b = 0,4 мм</annotation>
  </semantics>
</math>
</file>

<file path=Object 56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47</mn>
              </mrow>
            </mrow>
            <mrow>
              <mn>0,03</mn>
            </mrow>
          </mfrac>
        </mrow>
        <mo stretchy="false">=</mo>
        <mn>0,34</mn>
      </mrow>
      <mi mathvariant="italic">мм</mi>
    </mrow>
    <annotation encoding="StarMath 5.0">b_точн geslant {0,01 мм + 0,01 мм / 47} over {0,03} = 0,34 мм</annotation>
  </semantics>
</math>
</file>

<file path=Object 57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43</mn>
                </mrow>
                <mrow>
                  <mrow>
                    <mn>2</mn>
                    <mo stretchy="false">⋅</mo>
                    <mn>47</mn>
                  </mrow>
                </mrow>
              </mfrac>
            </mrow>
          </msqrt>
        </mrow>
        <mo stretchy="false">=</mo>
        <mn>0,067</mn>
      </mrow>
      <mi mathvariant="italic">мм</mi>
    </mrow>
    <annotation encoding="StarMath 5.0">b_p = sqrt { {0,0043} over {2 cdot 47}} = 0,067 мм</annotation>
  </semantics>
</math>
</file>

<file path=Object 58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34</mn>
      <mi mathvariant="italic">мм</mi>
      <mi>;</mi>
      <mn>0,067</mn>
      <mi mathvariant="italic">мм</mi>
      <mtext>}</mtext>
    </mrow>
    <annotation encoding="StarMath 5.0">b_расч geslant max "{" 0,1 мм; 0,34 мм; 0,067 мм "}"</annotation>
  </semantics>
</math>
</file>

<file path=Object 59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ср = b cdot K_Ф</annotation>
  </semantics>
</math>
</file>

<file path=Object 6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5</mn>
              </msub>
            </mrow>
          </msub>
          <mo stretchy="false">=</mo>
          <mfrac>
            <mn>27</mn>
            <mn>100</mn>
          </mfrac>
        </mrow>
        <mo stretchy="false">=</mo>
        <mn>0,27</mn>
      </mrow>
    </mrow>
    <annotation encoding="StarMath 5.0">K_{R_5} = 27 over 100 = 0,27</annotation>
  </semantics>
</math>
</file>

<file path=Object 60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n>0,4</mn>
      </mrow>
      <mrow>
        <mrow>
          <mi mathvariant="italic">мм</mi>
          <mo stretchy="false">⋅</mo>
          <mn>47</mn>
        </mrow>
        <mo stretchy="false">=</mo>
        <mn>18,8</mn>
      </mrow>
      <mi mathvariant="italic">мм</mi>
    </mrow>
    <annotation encoding="StarMath 5.0">l_ср = 0,4 мм cdot 47 = 18,8 мм</annotation>
  </semantics>
</math>
</file>

<file path=Object 6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62/content.xml><?xml version="1.0" encoding="utf-8"?>
<math xmlns="http://www.w3.org/1998/Math/MathML">
  <semantics>
    <mrow>
      <mrow>
        <mrow>
          <mi>t</mi>
          <mo stretchy="false">=</mo>
          <mrow>
            <mi>a</mi>
            <mo stretchy="false">+</mo>
            <mi>b</mi>
          </mrow>
        </mrow>
        <mo stretchy="false">=</mo>
        <mn>0,4</mn>
      </mrow>
      <mrow>
        <mi mathvariant="italic">мм</mi>
        <mo stretchy="false">+</mo>
        <mn>0,4</mn>
      </mrow>
      <mrow>
        <mi mathvariant="italic">мм</mi>
        <mo stretchy="false">=</mo>
        <mn>0,8</mn>
      </mrow>
      <mi mathvariant="italic">мм</mi>
    </mrow>
    <annotation encoding="StarMath 5.0">t = a + b = 0,4 мм + 0,4 мм = 0,8 мм</annotation>
  </semantics>
</math>
</file>

<file path=Object 63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опт</mi>
              </msub>
              <mo stretchy="false">≈</mo>
              <msqrt>
                <mrow>
                  <mrow>
                    <msub>
                      <mi>K</mi>
                      <mi>ф</mi>
                    </msub>
                    <mo stretchy="false">/</mo>
                    <mn>2</mn>
                  </mrow>
                </mrow>
              </msqrt>
            </mrow>
            <mo stretchy="false">=</mo>
            <msqrt>
              <mrow>
                <mrow>
                  <mn>47</mn>
                  <mo stretchy="false">/</mo>
                  <mn>2</mn>
                </mrow>
              </mrow>
            </msqrt>
          </mrow>
          <mo stretchy="false">=</mo>
          <mn>4,85</mn>
        </mrow>
        <mo stretchy="false">≈</mo>
        <mn>5</mn>
      </mrow>
    </mrow>
    <annotation encoding="StarMath 5.0">n_опт approx sqrt {K_ф / 2} = sqrt {47/2} = 4,85 approx 5</annotation>
  </semantics>
</math>
</file>

<file path=Object 64/content.xml><?xml version="1.0" encoding="utf-8"?>
<math xmlns="http://www.w3.org/1998/Math/MathML">
  <semantics>
    <mrow>
      <mrow>
        <mrow>
          <mrow>
            <mi>L</mi>
            <mo stretchy="false">=</mo>
            <mrow>
              <mi>n</mi>
              <mo stretchy="false">⋅</mo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row>
          <mo stretchy="false">=</mo>
          <mrow>
            <mn>5</mn>
            <mo stretchy="false">⋅</mo>
            <mrow>
              <mo stretchy="false">(</mo>
              <mrow>
                <mn>0,4</mn>
                <mrow>
                  <mi mathvariant="italic">мм</mi>
                  <mo stretchy="false">+</mo>
                  <mn>0,4</mn>
                </mrow>
                <mi mathvariant="italic">мм</mi>
              </mrow>
              <mo stretchy="false">)</mo>
            </mrow>
          </mrow>
        </mrow>
        <mo stretchy="false">=</mo>
        <mn>4</mn>
      </mrow>
      <mi mathvariant="italic">мм</mi>
    </mrow>
    <annotation encoding="StarMath 5.0">L = n cdot (a + b) = 5 cdot (0,4 мм + 0,4 мм) = 4 мм</annotation>
  </semantics>
</math>
</file>

<file path=Object 65/content.xml><?xml version="1.0" encoding="utf-8"?>
<math xmlns="http://www.w3.org/1998/Math/MathML">
  <semantics>
    <mrow>
      <mrow>
        <mrow>
          <mrow>
            <mi>B</mi>
            <mo stretchy="false">=</mo>
            <mfrac>
              <mrow>
                <mrow>
                  <msub>
                    <mi>l</mi>
                    <mi mathvariant="italic">ср</mi>
                  </msub>
                  <mo stretchy="false">−</mo>
                  <mrow>
                    <mi>a</mi>
                    <mo stretchy="false">⋅</mo>
                    <mi>n</mi>
                  </mrow>
                </mrow>
              </mrow>
              <mrow>
                <mi>n</mi>
              </mrow>
            </mfrac>
          </mrow>
          <mo stretchy="false">=</mo>
          <mfrac>
            <mrow>
              <mn>18,8</mn>
              <mrow>
                <mi mathvariant="italic">мм</mi>
                <mo stretchy="false">−</mo>
                <mn>0,4</mn>
              </mrow>
              <mrow>
                <mi mathvariant="italic">мм</mi>
                <mo stretchy="false">⋅</mo>
                <mn>5</mn>
              </mrow>
            </mrow>
            <mrow>
              <mn>5</mn>
            </mrow>
          </mfrac>
        </mrow>
        <mo stretchy="false">=</mo>
        <mn>3,36</mn>
      </mrow>
      <mi mathvariant="italic">мм</mi>
    </mrow>
    <annotation encoding="StarMath 5.0">B = {l_ср - a cdot n} over {n} = {18,8 мм - 0,4 мм cdot 5} over {5} = 3,36 мм</annotation>
  </semantics>
</math>
</file>

<file path=Object 66/content.xml><?xml version="1.0" encoding="utf-8"?>
<math xmlns="http://www.w3.org/1998/Math/MathML">
  <semantics>
    <mrow>
      <mrow>
        <mrow>
          <mi>S</mi>
          <mo stretchy="false">=</mo>
          <mrow>
            <mi>L</mi>
            <mo stretchy="false">⋅</mo>
            <mi>B</mi>
          </mrow>
        </mrow>
        <mo stretchy="false">=</mo>
        <mn>4</mn>
      </mrow>
      <mrow>
        <mi mathvariant="italic">мм</mi>
        <mo stretchy="false">⋅</mo>
        <mn>3,36</mn>
      </mrow>
      <mrow>
        <mi mathvariant="italic">мм</mi>
        <mo stretchy="false">=</mo>
        <mn>13,44</mn>
      </mrow>
      <msup>
        <mi mathvariant="italic">мм</mi>
        <mn>2</mn>
      </msup>
    </mrow>
    <annotation encoding="StarMath 5.0">S= L cdot B = 4 мм cdot 3,36 мм = 13,44 мм^2</annotation>
  </semantics>
</math>
</file>

<file path=Object 67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,8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1,5"%" + 1"%" + 1"%" = 7,8"%" &lt; 10"%"</annotation>
  </semantics>
</math>
</file>

<file path=Object 68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43</mn>
            <mo stretchy="false">/</mo>
            <mn>47</mn>
          </mrow>
        </mrow>
        <mo stretchy="false">=</mo>
        <mn>0,0009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09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43 / 47 = 0,0009 Вт / мм^2 = 0,09 Вт / см ^2 &lt; 2 Вт / см^2</annotation>
  </semantics>
</math>
</file>

<file path=Object 69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4</mn>
      </mrow>
      <mrow>
        <mi mathvariant="italic">мм</mi>
        <mo stretchy="false">+</mo>
        <mn>0,01</mn>
      </mrow>
      <mrow>
        <mi mathvariant="italic">мм</mi>
        <mo stretchy="false">/</mo>
        <mn>18,8</mn>
      </mrow>
      <mrow>
        <mrow>
          <mi mathvariant="italic">мм</mi>
          <mo stretchy="false">=</mo>
          <mn>0,02553</mn>
        </mrow>
        <mo stretchy="false">=</mo>
        <mn>2,5</mn>
      </mrow>
      <mrow>
        <mtext>%</mtext>
        <mo stretchy="false">⩽</mo>
        <mn>3</mn>
      </mrow>
      <mtext>%</mtext>
    </mrow>
    <annotation encoding="StarMath 5.0">%gamma_{K_Ф}^' = 0,01 мм / 0,4 мм + 0,01 мм / 18,8 мм = 0,02553 = 2,5"%" leslant 3"%"</annotation>
  </semantics>
</math>
</file>

<file path=Object 7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sub>
        <mi>l</mi>
        <mi mathvariant="italic">техн</mi>
      </msub>
      <mi>;</mi>
      <msub>
        <mi>l</mi>
        <mi mathvariant="italic">точн</mi>
      </msub>
      <mi>;</mi>
      <msub>
        <mi>l</mi>
        <mi>p</mi>
      </msub>
      <mtext>}</mtext>
    </mrow>
    <annotation encoding="StarMath 5.0">l_расч geslant max "{" l_техн; l_точн; l_p "}"</annotation>
  </semantics>
</math>
</file>

<file path=Object 70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27</mn>
                  </mrow>
                </mrow>
              </mrow>
              <mo stretchy="false">)</mo>
            </mrow>
            <mo stretchy="false">/</mo>
            <mn>0,024</mn>
          </mrow>
        </mrow>
        <mo stretchy="false">=</mo>
        <mn>0,529</mn>
      </mrow>
      <mi mathvariant="italic">мм</mi>
    </mrow>
    <annotation encoding="StarMath 5.0">l_точн geslant (0,01 + 0,01 cdot 0,27) / 0,024 = 0,529 мм</annotation>
  </semantics>
</math>
</file>

<file path=Object 71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90</mn>
                  <mo stretchy="false">⋅</mo>
                  <mn>0,27</mn>
                </mrow>
                <mo stretchy="false">/</mo>
                <mn>3</mn>
              </mrow>
            </mrow>
          </msqrt>
        </mrow>
        <mo stretchy="false">=</mo>
        <mn>0,9</mn>
      </mrow>
      <mi mathvariant="italic">мм</mi>
    </mrow>
    <annotation encoding="StarMath 5.0">l_p = sqrt {0,090  cdot 0,27 / 3} = 0,9 мм</annotation>
  </semantics>
</math>
</file>

<file path=Object 72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529</mn>
      <mi mathvariant="italic">мм</mi>
      <mi>;</mi>
      <mn>0,9</mn>
      <mi mathvariant="italic">мм</mi>
      <mtext>}</mtext>
    </mrow>
    <annotation encoding="StarMath 5.0">l_расч geslant max "{" 0,1 мм; 0,529 мм; 0,9 мм "}"</annotation>
  </semantics>
</math>
</file>

<file path=Object 73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9</mn>
      </mrow>
      <mi mathvariant="italic">мм</mi>
    </mrow>
    <annotation encoding="StarMath 5.0">l_расч = 0,9 мм</annotation>
  </semantics>
</math>
</file>

<file path=Object 7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4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4"%" + 0,6"%" + 1"%" + 1"%" = 7"%" &lt; 10"%"</annotation>
  </semantics>
</math>
</file>

<file path=Object 7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9</mn>
      </mrow>
      <mrow>
        <mrow>
          <mi mathvariant="italic">мм</mi>
          <mo stretchy="false">/</mo>
          <mn>0,27</mn>
        </mrow>
        <mo stretchy="false">=</mo>
        <mn>3,33</mn>
      </mrow>
      <mi mathvariant="italic">мм</mi>
    </mrow>
    <annotation encoding="StarMath 5.0">b_расч = 0,9 мм / 0,27 = 3,33 мм</annotation>
  </semantics>
</math>
</file>

<file path=Object 76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77/content.xml><?xml version="1.0" encoding="utf-8"?>
<math xmlns="http://www.w3.org/1998/Math/MathML">
  <semantics>
    <mrow>
      <mrow>
        <mi>S</mi>
        <mo stretchy="false">=</mo>
        <mrow>
          <mi>K</mi>
          <mo stretchy="false">⋅</mo>
          <mrow>
            <mo stretchy="false">(</mo>
            <mrow>
              <mrow>
                <mrow>
                  <mrow>
                    <msub>
                      <mi>S</mi>
                      <mrow>
                        <mo stretchy="false">Σ</mo>
                        <mi>R</mi>
                      </mrow>
                    </msub>
                    <mo stretchy="false">+</mo>
                    <msub>
                      <mi>S</mi>
                      <mrow>
                        <mo stretchy="false">Σ</mo>
                        <mi>C</mi>
                      </mrow>
                    </msub>
                  </mrow>
                  <mo stretchy="false">+</mo>
                  <msub>
                    <mi>S</mi>
                    <mrow>
                      <mo stretchy="false">Σ</mo>
                      <mi>K</mi>
                    </mrow>
                  </msub>
                </mrow>
                <mo stretchy="false">+</mo>
                <msub>
                  <mi>S</mi>
                  <mrow>
                    <mo stretchy="false">Σ</mo>
                    <mi mathvariant="italic">Н.К.</mi>
                  </mrow>
                </msub>
              </mrow>
            </mrow>
            <mo stretchy="false">)</mo>
          </mrow>
        </mrow>
      </mrow>
    </mrow>
    <annotation encoding="StarMath 5.0">S = K cdot (S_{%SIGMA R} + S_{%SIGMA C} + S_{%SIGMA K} + S_{%SIGMA Н.К.})</annotation>
  </semantics>
</math>
</file>

<file path=Object 78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3,4</mn>
      </mrow>
      <mrow>
        <mi mathvariant="italic">мм</mi>
        <mo stretchy="false">=</mo>
        <mn>3,06</mn>
      </mrow>
      <msup>
        <mi mathvariant="italic">мм</mi>
        <mn>2</mn>
      </msup>
    </mrow>
    <annotation encoding="StarMath 5.0">S = 0,9 мм cdot 3,4 мм = 3,06 мм^2</annotation>
  </semantics>
</math>
</file>

<file path=Object 79/content.xml><?xml version="1.0" encoding="utf-8"?>
<math xmlns="http://www.w3.org/1998/Math/MathML">
  <semantics>
    <mrow>
      <msub>
        <mi>S</mi>
        <mrow>
          <mo stretchy="false">Σ</mo>
          <mi>R</mi>
        </mrow>
      </msub>
    </mrow>
    <annotation encoding="StarMath 5.0">S_{%SIGMA R}</annotation>
  </semantics>
</math>
</file>

<file path=Object 8/content.xml><?xml version="1.0" encoding="utf-8"?>
<math xmlns="http://www.w3.org/1998/Math/MathML">
  <semantics>
    <mrow>
      <mrow>
        <msub>
          <mi>l</mi>
          <mi mathvariant="italic">точн</mi>
        </msub>
        <mo stretchy="false">⩾</mo>
        <mrow>
          <mrow>
            <mo stretchy="false">(</mo>
            <mrow>
              <msub>
                <mrow/>
                <mo stretchy="false">Δ</mo>
              </msub>
              <mrow>
                <mi>l</mi>
                <mo stretchy="false">+</mo>
                <msub>
                  <mrow/>
                  <mo stretchy="false">Δ</mo>
                </msub>
              </mrow>
              <mrow>
                <mi>b</mi>
                <mo stretchy="false">⋅</mo>
                <msub>
                  <mi>K</mi>
                  <mi>ф</mi>
                </msub>
              </mrow>
            </mrow>
            <mo stretchy="false">)</mo>
          </mrow>
          <mo stretchy="false">/</mo>
          <msub>
            <mo stretchy="false">γ</mo>
            <mrow>
              <mi>K</mi>
              <mi>ф</mi>
            </mrow>
          </msub>
        </mrow>
      </mrow>
    </mrow>
    <annotation encoding="StarMath 5.0">l_точн geslant ({}_%DELTA l + {}_%DELTA b cdot K_ф) / %gamma_{K ф}</annotation>
  </semantics>
</math>
</file>

<file path=Object 80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90</mn>
            <mo stretchy="false">/</mo>
            <mn>3,06</mn>
          </mrow>
        </mrow>
        <mo stretchy="false">=</mo>
        <mn>0,0294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2,94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90 / 3,06 = 0,0294 Вт / мм^2 = 2,94 Вт / см ^2 &lt; 3 Вт / см^2</annotation>
  </semantics>
</math>
</file>

<file path=Object 81/content.xml><?xml version="1.0" encoding="utf-8"?>
<math xmlns="http://www.w3.org/1998/Math/MathML">
  <semantics>
    <mrow>
      <msub>
        <mi>S</mi>
        <mrow>
          <mo stretchy="false">Σ</mo>
          <mi>C</mi>
        </mrow>
      </msub>
    </mrow>
    <annotation encoding="StarMath 5.0">S_{%SIGMA C}</annotation>
  </semantics>
</math>
</file>

<file path=Object 8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3,4</mn>
      </mrow>
      <mrow>
        <mrow>
          <mi mathvariant="italic">мм</mi>
          <mo stretchy="false">=</mo>
          <mn>0,0139</mn>
        </mrow>
        <mo stretchy="false">=</mo>
        <mn>1,4</mn>
      </mrow>
      <mrow>
        <mtext>%</mtext>
        <mo stretchy="false">⩽</mo>
        <mn>2,4</mn>
      </mrow>
      <mtext>%</mtext>
    </mrow>
    <annotation encoding="StarMath 5.0">%gamma_{K_Ф}^' = 0,01 мм / 0,9 мм + 0,01 мм / 3,4 мм = 0,0139 = 1,4"%" leslant 2,4"%"</annotation>
  </semantics>
</math>
</file>

<file path=Object 83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4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85/content.xml><?xml version="1.0" encoding="utf-8"?>
<math xmlns="http://www.w3.org/1998/Math/MathML">
  <semantics>
    <mrow>
      <mi>К</mi>
    </mrow>
    <annotation encoding="StarMath 5.0">К</annotation>
  </semantics>
</math>
</file>

<file path=Object 86/content.xml><?xml version="1.0" encoding="utf-8"?>
<math xmlns="http://www.w3.org/1998/Math/MathML">
  <semantics>
    <mrow>
      <mrow>
        <msub>
          <mi>S</mi>
          <mrow>
            <mo stretchy="false">Σ</mo>
            <mi>R</mi>
          </mrow>
        </msub>
        <mo stretchy="false">=</mo>
        <mn>0,64</mn>
      </mrow>
      <mrow>
        <msup>
          <mi mathvariant="italic">мм</mi>
          <mn>2</mn>
        </msup>
        <mo stretchy="false">+</mo>
        <mn>0,54</mn>
      </mrow>
      <mrow>
        <msup>
          <mi mathvariant="italic">мм</mi>
          <mn>2</mn>
        </msup>
        <mo stretchy="false">+</mo>
        <mn>3,3</mn>
      </mrow>
      <mrow>
        <msup>
          <mi mathvariant="italic">мм</mi>
          <mn>2</mn>
        </msup>
        <mo stretchy="false">+</mo>
        <mn>13,44</mn>
      </mrow>
      <mrow>
        <msup>
          <mi mathvariant="italic">мм</mi>
          <mn>2</mn>
        </msup>
        <mo stretchy="false">+</mo>
        <mn>3,06</mn>
      </mrow>
      <mrow>
        <msup>
          <mi mathvariant="italic">мм</mi>
          <mn>2</mn>
        </msup>
        <mo stretchy="false">=</mo>
        <mn>20,98</mn>
      </mrow>
      <msup>
        <mi mathvariant="italic">мм</mi>
        <mn>2</mn>
      </msup>
    </mrow>
    <annotation encoding="StarMath 5.0">S_{%SIGMA R} = 0,64 мм^2 + 0,54 мм^2 + 3,3 мм^2 + 13,44 мм^2 + 3,06 мм^2 = 20,98 мм^2</annotation>
  </semantics>
</math>
</file>

<file path=Object 87/content.xml><?xml version="1.0" encoding="utf-8"?>
<math xmlns="http://www.w3.org/1998/Math/MathML">
  <semantics>
    <mrow>
      <mrow>
        <msub>
          <mi>S</mi>
          <mrow>
            <mo stretchy="false">Σ</mo>
            <mi>C</mi>
          </mrow>
        </msub>
        <mo stretchy="false">=</mo>
        <mn>0</mn>
      </mrow>
    </mrow>
    <annotation encoding="StarMath 5.0">S_{%SIGMA C} = 0</annotation>
  </semantics>
</math>
</file>

<file path=Object 88/content.xml><?xml version="1.0" encoding="utf-8"?>
<math xmlns="http://www.w3.org/1998/Math/MathML">
  <semantics>
    <mrow>
      <mrow>
        <msub>
          <mi>S</mi>
          <mrow>
            <mo stretchy="false">Σ</mo>
            <mi>К</mi>
          </mrow>
        </msub>
        <mo stretchy="false">=</mo>
        <mn>5,27</mn>
      </mrow>
      <msup>
        <mi mathvariant="italic">мм</mi>
        <mn>2</mn>
      </msup>
    </mrow>
    <annotation encoding="StarMath 5.0">S_{%SIGMA К} = 5,27 мм^2</annotation>
  </semantics>
</math>
</file>

<file path=Object 89/content.xml><?xml version="1.0" encoding="utf-8"?>
<math xmlns="http://www.w3.org/1998/Math/MathML">
  <semantics>
    <mrow>
      <mrow>
        <msub>
          <mi>S</mi>
          <mrow>
            <mo stretchy="false">Σ</mo>
            <mi mathvariant="italic">Н.К.</mi>
          </mrow>
        </msub>
        <mo stretchy="false">=</mo>
        <mn>6,81</mn>
      </mrow>
      <msup>
        <mi mathvariant="italic">мм</mi>
        <mn>2</mn>
      </msup>
    </mrow>
    <annotation encoding="StarMath 5.0">S_{%SIGMA Н.К.} = 6,81 мм^2</annotation>
  </semantics>
</math>
</file>

<file path=Object 9/content.xml><?xml version="1.0" encoding="utf-8"?>
<math xmlns="http://www.w3.org/1998/Math/MathML">
  <semantics>
    <mrow>
      <msub>
        <mrow/>
        <mo stretchy="false">Δ</mo>
      </msub>
      <mi>l</mi>
    </mrow>
    <annotation encoding="StarMath 5.0">{}_%DELTA l</annotation>
  </semantics>
</math>
</file>

<file path=Object 90/content.xml><?xml version="1.0" encoding="utf-8"?>
<math xmlns="http://www.w3.org/1998/Math/MathML">
  <semantics>
    <mrow>
      <mrow>
        <mrow>
          <mi>S</mi>
          <mo stretchy="false">=</mo>
          <mrow>
            <mn>3</mn>
            <mo stretchy="false">⋅</mo>
            <mrow>
              <mo stretchy="false">(</mo>
              <mrow>
                <mrow>
                  <mrow>
                    <mrow>
                      <mn>20,98</mn>
                      <mo stretchy="false">+</mo>
                      <mn>0</mn>
                    </mrow>
                    <mo stretchy="false">+</mo>
                    <mn>5,27</mn>
                  </mrow>
                  <mo stretchy="false">+</mo>
                  <mn>6,81</mn>
                </mrow>
              </mrow>
              <mo stretchy="false">)</mo>
            </mrow>
          </mrow>
        </mrow>
        <mo stretchy="false">=</mo>
        <mn>99,18</mn>
      </mrow>
      <msup>
        <mi mathvariant="italic">мм</mi>
        <mn>2</mn>
      </msup>
    </mrow>
    <annotation encoding="StarMath 5.0">S = 3 cdot (20,98 + 0 + 5,27 + 6,81) = 99,18 мм^2</annotation>
  </semantics>
</math>
</file>